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pple Color Emoji" svg:font-family="Apple Color Emoji"/>
    <style:font-face style:name="Apple SD Gothic Neo" svg:font-family="Apple SD Gothic Neo"/>
    <style:font-face style:name="AppleMyungjo" svg:font-family="AppleMyungjo"/>
    <style:font-face style:name="Arial" svg:font-family="Arial"/>
    <style:font-face style:name="Times" svg:font-family="Times"/>
    <style:font-face style:name="Times New Roman" svg:font-family="Times New Roman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text-align="center"/>
      <style:text-properties style:font-name="Times" fo:font-size="11.0pt" fo:color="#00000a"/>
    </style:style>
    <style:style style:name="P2" style:family="paragraph" style:parent-style-name="Standard">
      <style:paragraph-properties fo:margin-top="0.0193in" fo:text-align="center"/>
      <style:text-properties style:font-name="Times" fo:font-size="12.0pt" fo:color="#00000a"/>
    </style:style>
    <style:style style:name="P3" style:family="paragraph" style:parent-style-name="Standard">
      <style:paragraph-properties fo:text-align="center" fo:line-height="115%"/>
      <style:text-properties style:font-name="Times" fo:font-size="11.0pt" fo:color="#00000a"/>
    </style:style>
    <style:style style:name="P4" style:family="paragraph" style:parent-style-name="Standard">
      <style:text-properties style:font-name="Arial" fo:font-size="11.0pt" fo:color="#2458a1"/>
    </style:style>
    <style:style style:name="P5" style:family="paragraph" style:parent-style-name="Standard">
      <style:paragraph-properties fo:margin-bottom="0.1110in" fo:line-height="115%"/>
      <style:text-properties style:font-name="Apple SD Gothic Neo" fo:font-size="11.0pt" fo:color="#00000a"/>
    </style:style>
    <style:style style:name="P6" style:family="paragraph" style:parent-style-name="Standard">
      <style:paragraph-properties fo:margin-top="0.0193in" fo:text-align="center"/>
      <style:text-properties style:font-name="Apple SD Gothic Neo" fo:font-size="11.0pt" fo:color="#00000a"/>
    </style:style>
    <style:style style:name="P7" style:family="paragraph" style:parent-style-name="Standard">
      <style:paragraph-properties fo:margin-top="0.0193in" fo:text-align="center"/>
      <style:text-properties style:font-name="Times" fo:font-size="11.0pt" fo:color="#1155cc"/>
    </style:style>
    <style:style style:name="P8" style:family="paragraph" style:parent-style-name="Standard">
      <style:paragraph-properties fo:text-align="center" fo:line-height="115%"/>
      <style:text-properties style:font-name="AppleMyungjo" fo:font-size="11.0pt" fo:color="#0369a3"/>
    </style:style>
    <style:style style:name="P9" style:family="paragraph" style:parent-style-name="Standard">
      <style:paragraph-properties fo:text-align="center" fo:line-height="115%"/>
      <style:text-properties style:font-name="AppleMyungjo" fo:font-size="11.0pt" fo:color="#00000a"/>
    </style:style>
    <style:style style:name="P10" style:family="paragraph" style:parent-style-name="Standard">
      <style:paragraph-properties fo:margin-bottom="0.1390in" fo:text-align="center" fo:line-height="115%"/>
      <style:text-properties style:font-name="Times" fo:font-size="11.0pt" fo:color="#00000a"/>
    </style:style>
    <style:style style:name="P11" style:family="paragraph" style:parent-style-name="Standard">
      <style:paragraph-properties fo:margin-bottom="0.1390in" fo:text-align="center" fo:line-height="115%"/>
      <style:text-properties style:font-name="AppleMyungjo" fo:font-size="11.0pt" fo:color="#00000a"/>
    </style:style>
    <style:style style:name="P12" style:family="paragraph" style:parent-style-name="Standard">
      <style:paragraph-properties fo:text-align="center"/>
      <style:text-properties style:font-name="AppleMyungjo" fo:font-size="11.0pt" fo:color="#00000a"/>
    </style:style>
    <style:style style:name="P13" style:family="paragraph" style:parent-style-name="Standard">
      <style:paragraph-properties fo:margin-top="0.0193in" fo:text-align="center">
        <style:tab-stops>
          <style:tab-stop style:position="1.7062in"/>
        </style:tab-stops>
      </style:paragraph-properties>
      <style:text-properties style:font-name="Times New Roman" fo:font-size="12.8pt" fo:color="#000000"/>
    </style:style>
    <style:style style:name="P14" style:family="paragraph" style:parent-style-name="Standard">
      <style:paragraph-properties fo:text-align="center"/>
      <style:text-properties style:font-name="Times" fo:font-size="11.0pt" fo:color="#c9211e"/>
    </style:style>
    <style:style style:name="P15" style:family="paragraph" style:parent-style-name="Standard">
      <style:paragraph-properties fo:text-align="center"/>
      <style:text-properties style:font-name="Times" fo:font-size="11.0pt" fo:color="#1155cc"/>
    </style:style>
    <style:style style:name="P16" style:family="paragraph" style:parent-style-name="Standard">
      <style:paragraph-properties fo:margin-bottom="0.1390in" fo:text-align="center" fo:line-height="115%"/>
      <style:text-properties style:font-name="AppleMyungjo" fo:font-size="11.0pt" fo:color="#c9211e"/>
    </style:style>
    <style:style style:name="P17" style:family="paragraph" style:parent-style-name="Standard">
      <style:paragraph-properties fo:margin-bottom="0.1390in" fo:text-align="center" fo:line-height="115%"/>
      <style:text-properties style:font-name="Times" fo:font-size="11.0pt" fo:color="#000000"/>
    </style:style>
    <style:style style:name="P18" style:family="paragraph" style:parent-style-name="Standard">
      <style:paragraph-properties fo:margin-bottom="0.1390in" fo:text-align="center" fo:line-height="115%"/>
      <style:text-properties style:font-name="AppleMyungjo" fo:font-size="11.0pt" fo:color="#000000"/>
    </style:style>
    <style:style style:name="P19" style:family="paragraph" style:parent-style-name="Standard">
      <style:paragraph-properties fo:text-align="center" fo:line-height="115%"/>
      <style:text-properties style:font-name="Times" fo:font-size="11.0pt" fo:color="#14a0ff"/>
    </style:style>
    <style:style style:name="P20" style:family="paragraph" style:parent-style-name="Standard">
      <style:paragraph-properties fo:text-align="center" fo:line-height="115%"/>
      <style:text-properties style:font-name="Times New Roman" fo:font-size="12.0pt" fo:color="#000000"/>
    </style:style>
    <style:style style:name="P21" style:family="paragraph" style:parent-style-name="Standard">
      <style:paragraph-properties fo:text-align="center" fo:line-height="115%"/>
      <style:text-properties style:font-name="Times" fo:font-size="11.0pt" fo:color="#000000"/>
    </style:style>
    <style:style style:name="P22" style:family="paragraph" style:parent-style-name="Standard">
      <style:paragraph-properties fo:text-align="center"/>
      <style:text-properties style:font-name="Times" fo:font-size="11.0pt" fo:color="#000000"/>
    </style:style>
    <style:style style:name="P23" style:family="paragraph" style:parent-style-name="Standard">
      <style:paragraph-properties fo:text-align="center"/>
      <style:text-properties style:font-name="AppleMyungjo" fo:font-size="11.0pt" fo:color="#000000"/>
    </style:style>
    <style:style style:name="P24" style:family="paragraph" style:parent-style-name="Standard">
      <style:paragraph-properties fo:text-align="center"/>
      <style:text-properties style:font-name="Times New Roman" fo:font-size="12.0pt" fo:color="#000000"/>
    </style:style>
    <style:style style:name="P25" style:family="paragraph" style:parent-style-name="Standard">
      <style:paragraph-properties fo:line-height="104%"/>
      <style:text-properties style:font-name="Times" fo:font-size="11.0pt" fo:color="#00000a"/>
    </style:style>
    <style:style style:name="P26" style:family="paragraph" style:parent-style-name="Standard">
      <style:paragraph-properties fo:margin-bottom="0.1110in" fo:line-height="104%"/>
      <style:text-properties style:font-name="Times" fo:font-size="11.0pt" fo:color="#00000a"/>
    </style:style>
    <style:style style:name="T1" style:family="text">
      <style:text-properties fo:font-weight="bold" fo:font-weight-asian="bold" fo:font-weight-complex="bold" fo:letter-spacing="0.0000in"/>
    </style:style>
    <style:style style:name="T2" style:family="text">
      <style:text-properties fo:letter-spacing="0.0000in"/>
    </style:style>
    <style:style style:name="T3" style:family="text">
      <style:text-properties style:font-name="Apple SD Gothic Neo" fo:font-weight="bold" fo:font-weight-asian="bold" fo:font-weight-complex="bold" fo:letter-spacing="0.0000in"/>
    </style:style>
    <style:style style:name="T4" style:family="text">
      <style:text-properties style:font-name="Apple Color Emoji" fo:letter-spacing="0.0000in"/>
    </style:style>
    <style:style style:name="T5" style:family="text">
      <style:text-properties style:font-name="Arial" fo:letter-spacing="0.0000in"/>
    </style:style>
    <style:style style:name="T6" style:family="text">
      <style:text-properties style:font-name="Arial" fo:font-weight="bold" fo:font-weight-asian="bold" fo:font-weight-complex="bold" fo:letter-spacing="0.0000in"/>
    </style:style>
    <style:style style:name="T7" style:family="text">
      <style:text-properties style:text-underline-style="solid" fo:letter-spacing="0.0000in"/>
    </style:style>
    <style:style style:name="T8" style:family="text">
      <style:text-properties style:font-name="Times" fo:letter-spacing="0.0000in"/>
    </style:style>
    <style:style style:name="T9" style:family="text">
      <style:text-properties style:font-name="Times" fo:font-weight="bold" fo:font-weight-asian="bold" fo:font-weight-complex="bold" fo:letter-spacing="0.0000in"/>
    </style:style>
    <style:style style:name="T10" style:family="text">
      <style:text-properties style:font-name="AppleMyungjo" fo:letter-spacing="0.0000in"/>
    </style:style>
    <style:style style:name="T11" style:family="text">
      <style:text-properties style:font-name="Times" fo:font-size="11.0pt" fo:font-size-asian="11.0pt" fo:font-size-complex="11.0pt" fo:font-weight="bold" fo:font-weight-asian="bold" fo:font-weight-complex="bold" fo:letter-spacing="0.0000in"/>
    </style:style>
    <style:style style:name="T12" style:family="text">
      <style:text-properties style:font-name="Times" fo:font-size="11.0pt" fo:font-size-asian="11.0pt" fo:font-size-complex="11.0pt" fo:letter-spacing="0.0000in" fo:color="#00000a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able:table table:name="Table1" table:style-name="Table1"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1"><text:span text:style-name="T1">Регион или страны</text:span></text:p>
          </table:table-cell>
          <table:table-cell table:style-name="TableCell1">
            <text:p text:style-name="P1"><text:span text:style-name="T2">Южная Корея</text:span></text:p>
          </table:table-cell>
          <table:table-cell table:style-name="TableCell1">
            <text:p text:style-name="P1"><text:span text:style-name="T2"/></text:p>
          </table:table-cell>
        </table:table-row>
        <table:table-row>
          <table:table-cell table:style-name="TableCell1">
            <text:p text:style-name="P1"><text:span text:style-name="T1">Актуальный домен </text:span><text:span text:style-name="T2">для этой страны (региона)</text:span></text:p>
          </table:table-cell>
          <table:table-cell table:style-name="TableCell1">
            <text:p text:style-name="P2"><text:span text:style-name="T2">https://1xkorea.com/</text:span></text:p>
          </table:table-cell>
          <table:table-cell table:style-name="TableCell1">
            <text:p text:style-name="P1"><text:span text:style-name="T2"/></text:p>
          </table:table-cell>
        </table:table-row>
        <table:table-row>
          <table:table-cell table:style-name="TableCell1">
            <text:p text:style-name="P3"><text:span text:style-name="T1">Дата отправки</text:span></text:p>
          </table:table-cell>
          <table:table-cell table:style-name="TableCell1">
            <text:p text:style-name="P1"><text:span text:style-name="T2">25.08.2023</text:span></text:p>
          </table:table-cell>
          <table:table-cell table:style-name="TableCell1">
            <text:p text:style-name="P1"><text:span text:style-name="T2"/></text:p>
          </table:table-cell>
        </table:table-row>
        <table:table-row>
          <table:table-cell table:style-name="TableCell1">
            <text:p text:style-name="P3"><text:span text:style-name="T1">Тема</text:span></text:p>
          </table:table-cell>
          <table:table-cell table:style-name="TableCell1">
            <text:p text:style-name="P4"><text:span text:style-name="T1">1XBET</text:span><text:span text:style-name="T3">의</text:span><text:span text:style-name="T1"><text:s/></text:span><text:span text:style-name="T3">불금</text:span><text:span text:style-name="T1"><text:s/></text:span><text:span text:style-name="T3">및</text:span><text:span text:style-name="T1"><text:s/></text:span><text:span text:style-name="T3">주말</text:span><text:span text:style-name="T1"><text:s/></text:span><text:span text:style-name="T3">이벤트</text:span><text:span text:style-name="T1"><text:s/></text:span><text:span text:style-name="T4">🤗</text:span></text:p>
          </table:table-cell>
          <table:table-cell table:style-name="TableCell1">
            <text:p text:style-name="P1"><text:span text:style-name="T2"/></text:p>
          </table:table-cell>
        </table:table-row>
        <table:table-row>
          <table:table-cell table:style-name="TableCell1">
            <text:p text:style-name="P3"><text:span text:style-name="T1">Прехедер</text:span></text:p>
          </table:table-cell>
          <table:table-cell table:style-name="TableCell1">
            <text:p text:style-name="P5"><text:span text:style-name="T2">최고의</text:span><text:span text:style-name="T5"><text:s/></text:span><text:span text:style-name="T2">이벤트</text:span><text:span text:style-name="T5"><text:s/></text:span><text:span text:style-name="T2">만나보세요</text:span><text:span text:style-name="T5"><text:s/></text:span></text:p>
          </table:table-cell>
          <table:table-cell table:style-name="TableCell1">
            <text:p text:style-name="P1"><text:span text:style-name="T2"/></text:p>
          </table:table-cell>
        </table:table-row>
        <table:table-row>
          <table:table-cell table:style-name="TableCell1">
            <text:p text:style-name="P1"><text:span text:style-name="T1"/></text:p>
          </table:table-cell>
          <table:table-cell table:style-name="TableCell1">
            <text:p text:style-name="P1"><text:span text:style-name="T1">Главный баннер</text:span></text:p>
            <text:p text:style-name="P1"><text:span text:style-name="T1"/></text:p>
            <text:p text:style-name="P1"><text:span text:style-name="T2">может использоваться в случае необходимости выделить определенный матч с полной инфой о нем:</text:span></text:p>
            <text:p text:style-name="P1"><text:span text:style-name="T2"/></text:p>
            <text:p text:style-name="P1"><text:span text:style-name="T2">- названия команд</text:span></text:p>
            <text:p text:style-name="P1"><text:span text:style-name="T2">- дата</text:span></text:p>
            <text:p text:style-name="P1"><text:span text:style-name="T2">- место проведения</text:span></text:p>
            <text:p text:style-name="P1"><text:span text:style-name="T2">- непосредственный анонс матча</text:span></text:p>
            <text:p text:style-name="P1"><text:span text:style-name="T2">- коэффициенты (валюта может быть изменена под потребности определенной страны)</text:span></text:p>
          </table:table-cell>
        </table:table-row>
        <table:table-row>
          <table:table-cell table:style-name="TableCell1">
            <text:p text:style-name="P1"><text:span text:style-name="T1">Заголовок</text:span></text:p>
          </table:table-cell>
          <table:table-cell table:style-name="TableCell1">
            <text:p text:style-name="P6"><text:span text:style-name="T1">이번</text:span><text:span text:style-name="T6"><text:s/></text:span><text:span text:style-name="T1">최고의</text:span><text:span text:style-name="T6"><text:s/></text:span><text:span text:style-name="T1">경기에</text:span><text:span text:style-name="T6"><text:s/></text:span><text:span text:style-name="T1">베팅하세요</text:span><text:span text:style-name="T6">! </text:span></text:p>
          </table:table-cell>
          <table:table-cell table:style-name="TableCell1">
            <text:p text:style-name="P1"><text:span text:style-name="T2"/></text:p>
          </table:table-cell>
        </table:table-row>
        <table:table-row>
          <table:table-cell table:style-name="TableCell1">
            <text:p text:style-name="P1"><text:span text:style-name="T1">Главный баннер</text:span></text:p>
          </table:table-cell>
          <table:table-cell table:style-name="TableCell1">
            <text:p text:style-name="P1"><text:span text:style-name="T1">1200х600.png - сам баннер</text:span></text:p>
            <text:p text:style-name="P1"><text:span text:style-name="T1">96x96.png - логотипы команд</text:span></text:p>
          </table:table-cell>
          <table:table-cell table:style-name="TableCell1">
            <text:p text:style-name="P7"><text:a xlink:type="simple" xlink:href="http://prntscr.com/zmfePhT7uEOS"><text:span text:style-name="T7">http://prntscr.com/zmfePhT7uEOS</text:span></text:a></text:p>
          </table:table-cell>
        </table:table-row>
        <table:table-row>
          <table:table-cell table:style-name="TableCell1">
            <text:p text:style-name="P1"><text:span text:style-name="T1">Подзаголовок</text:span></text:p>
          </table:table-cell>
          <table:table-cell table:style-name="TableCell1">
            <text:p text:style-name="P8"><text:span text:style-name="T8"><text:s/></text:span><text:span text:style-name="T4">🔹</text:span><text:span text:style-name="T8"><text:s/></text:span><text:span text:style-name="T2">최고의</text:span><text:span text:style-name="T9"><text:s/></text:span><text:span text:style-name="T2">스포츠</text:span><text:span text:style-name="T9"><text:s/></text:span><text:span text:style-name="T2">경기</text:span><text:span text:style-name="T8"><text:s/></text:span><text:span text:style-name="T4">🔹</text:span></text:p>
          </table:table-cell>
          <table:table-cell table:style-name="TableCell1">
            <text:p text:style-name="P1"><text:span text:style-name="T7"/></text:p>
          </table:table-cell>
        </table:table-row>
        <table:table-row>
          <table:table-cell table:style-name="TableCell1">
            <text:p text:style-name="P1"><text:span text:style-name="T1">Текст доп.блока</text:span></text:p>
          </table:table-cell>
          <table:table-cell table:style-name="TableCell1">
            <text:p text:style-name="P9"><text:span text:style-name="T8"><text:s/></text:span><text:span text:style-name="T2">이번주</text:span><text:span text:style-name="T8"><text:s/></text:span><text:span text:style-name="T2">최고의</text:span><text:span text:style-name="T8"><text:s/></text:span><text:span text:style-name="T2">경기를</text:span><text:span text:style-name="T8"><text:s/></text:span><text:span text:style-name="T2">놓치지</text:span><text:span text:style-name="T9"><text:s/></text:span><text:span text:style-name="T2">마세요</text:span><text:span text:style-name="T8">! </text:span></text:p>
            <text:p text:style-name="P3"><text:span text:style-name="T2"/></text:p>
            <text:p text:style-name="P10"><text:span text:style-name="T2">8</text:span><text:span text:style-name="T10">월</text:span><text:span text:style-name="T2"><text:s/>26</text:span><text:span text:style-name="T10">일</text:span><text:span text:style-name="T2"><text:s/>UFC Fight Night</text:span></text:p>
            <text:p text:style-name="P11"><text:span text:style-name="T2">최승우</text:span><text:span text:style-name="T9"><text:s/>VS </text:span><text:span text:style-name="T2">야르노</text:span><text:span text:style-name="T9"><text:s/></text:span><text:span text:style-name="T2">에렌스</text:span></text:p>
            <text:p text:style-name="P10"><text:span text:style-name="T1"/></text:p>
            <text:p text:style-name="P11"><text:span text:style-name="T8">8</text:span><text:span text:style-name="T2">월</text:span><text:span text:style-name="T8"><text:s/>26</text:span><text:span text:style-name="T2">일</text:span><text:span text:style-name="T8"><text:s/></text:span><text:span text:style-name="T2">영국</text:span><text:span text:style-name="T8"><text:s/></text:span><text:span text:style-name="T2">프리미어</text:span><text:span text:style-name="T8"><text:s/></text:span><text:span text:style-name="T2">리그</text:span></text:p>
            <text:p text:style-name="P10"><text:span text:style-name="T10">아스널</text:span><text:span text:style-name="T1"><text:s/>VS </text:span><text:span text:style-name="T10">풀럼</text:span><text:span text:style-name="T1"><text:s/></text:span></text:p>
            <text:p text:style-name="P10"><text:span text:style-name="T1"/></text:p>
            <text:p text:style-name="P10"><text:span text:style-name="T2">8</text:span><text:span text:style-name="T10">월</text:span><text:span text:style-name="T2"><text:s/>27</text:span><text:span text:style-name="T10">일</text:span><text:span text:style-name="T2"><text:s/>WNBA </text:span></text:p>
            <text:p text:style-name="P11"><text:span text:style-name="T2">워싱턴</text:span><text:span text:style-name="T9"><text:s/></text:span><text:span text:style-name="T2">미스틱스</text:span><text:span text:style-name="T9"><text:s/>VS </text:span><text:span text:style-name="T2">라스베가스</text:span><text:span text:style-name="T9"><text:s/></text:span><text:span text:style-name="T2">에이스</text:span></text:p>
            <text:p text:style-name="P10"><text:span text:style-name="T1"/></text:p>
            <text:p text:style-name="P11"><text:span text:style-name="T2">지금</text:span><text:span text:style-name="T9"><text:s/></text:span><text:span text:style-name="T2">바로</text:span><text:span text:style-name="T9"><text:s/></text:span><text:span text:style-name="T2">베팅하세요</text:span><text:span text:style-name="T9">! </text:span></text:p>
          </table:table-cell>
          <table:table-cell table:style-name="TableCell1">
            <text:p text:style-name="P1"><text:span text:style-name="T2">Текст:</text:span></text:p>
            <text:p text:style-name="P1"><text:span text:style-name="T2">font-family: Arial</text:span></text:p>
            <text:p text:style-name="P1"><text:span text:style-name="T2">font-size: 16px</text:span></text:p>
            <text:p text:style-name="P1"><text:span text:style-name="T2">color: #205685</text:span></text:p>
            <text:p text:style-name="P1"><text:span text:style-name="T2"/></text:p>
            <text:p text:style-name="P1"><text:span text:style-name="T2"/></text:p>
          </table:table-cell>
        </table:table-row>
        <table:table-row>
          <table:table-cell table:style-name="TableCell1">
            <text:p text:style-name="P1"><text:span text:style-name="T1">Призыв</text:span><text:span text:style-name="T2"><text:s/>к действию</text:span></text:p>
          </table:table-cell>
          <table:table-cell table:style-name="TableCell1">
            <text:p text:style-name="P12"><text:span text:style-name="T2">지금</text:span><text:span text:style-name="T9"><text:s/></text:span><text:span text:style-name="T2">베팅하기</text:span><text:span text:style-name="T9"><text:s/></text:span></text:p>
          </table:table-cell>
          <table:table-cell table:style-name="TableCell1">
            <text:p text:style-name="P1"><text:span text:style-name="T2">Кнопка:</text:span></text:p>
            <text:p text:style-name="P1"><text:span text:style-name="T2">background-color: #7daa2f</text:span></text:p>
            <text:p text:style-name="P1"><text:span text:style-name="T2">font-family: Arial</text:span></text:p>
            <text:p text:style-name="P1"><text:span text:style-name="T2">font-size: 16px</text:span></text:p>
            <text:p text:style-name="P1"><text:span text:style-name="T2"><text:s text:c="3"/>color: #ffffff</text:span></text:p>
            <text:p text:style-name="P1"><text:span text:style-name="T2"/></text:p>
          </table:table-cell>
        </table:table-row>
        <table:table-row>
          <table:table-cell table:style-name="TableCell1">
            <text:p text:style-name="P1"><text:span text:style-name="T1">URL </text:span><text:span text:style-name="T2">посадочной страницы</text:span></text:p>
          </table:table-cell>
          <table:table-cell table:style-name="TableCell1">
            <text:p text:style-name="P13"><text:span text:style-name="T2">https://refpa.top/L?tag=d_2470199m_2893c_nll1407&amp;site=2470199&amp;ad=2893&amp;r=line</text:span><text:span text:style-name="T11"><text:s/></text:span></text:p>
          </table:table-cell>
          <table:table-cell table:style-name="TableCell1">
            <text:p text:style-name="P1"><text:span text:style-name="T2"/></text:p>
          </table:table-cell>
        </table:table-row>
        <table:table-row>
          <table:table-cell table:style-name="TableCell1">
            <text:p text:style-name="P1"><text:span text:style-name="T1"/></text:p>
          </table:table-cell>
          <table:table-cell table:style-name="TableCell1">
            <text:p text:style-name="P1"><text:span text:style-name="T2"/></text:p>
          </table:table-cell>
          <table:table-cell table:style-name="TableCell1">
            <text:p text:style-name="P1"><text:span text:style-name="T2"/></text:p>
          </table:table-cell>
        </table:table-row>
      </table:table>
      <text:p text:style-name="P3"><text:span text:style-name="T1"/></text:p>
      <text:p text:style-name="P3"><text:span text:style-name="T2"/></text:p>
      <text:p text:style-name="P3"><text:span text:style-name="T1"/></text:p>
      <table:table table:name="Table2" table:style-name="Table1"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1"><text:span text:style-name="T1">Содержание блока № 2<text:line-break/>АКЦИИ И БОНУСЫ</text:span></text:p>
          </table:table-cell>
          <table:table-cell table:style-name="TableCell1">
            <text:p text:style-name="P1"><text:span text:style-name="T1">Акции и бонусы / Другие события</text:span></text:p>
            <text:p text:style-name="P1"><text:span text:style-name="T2"/></text:p>
            <text:p text:style-name="P1"><text:span text:style-name="T2">может использоваться для любого события, где нужны:</text:span></text:p>
            <text:p text:style-name="P1"><text:span text:style-name="T2">- заголовок</text:span></text:p>
            <text:p text:style-name="P1"><text:span text:style-name="T2">- баннер</text:span></text:p>
            <text:p text:style-name="P1"><text:span text:style-name="T2">- текст</text:span></text:p>
            <text:p text:style-name="P1"><text:span text:style-name="T2">- кнопка</text:span></text:p>
            <text:p text:style-name="P1"><text:span text:style-name="T2"/></text:p>
            <text:p text:style-name="P1"><text:span text:style-name="T2">размещать можно под блоком "Главный баннер", под блоком "Главные события недели", а также самостоятельно на первом экране в письме.</text:span></text:p>
          </table:table-cell>
        </table:table-row>
        <table:table-row>
          <table:table-cell table:style-name="TableCell1">
            <text:p text:style-name="P1"><text:span text:style-name="T1">Заголовок</text:span></text:p>
          </table:table-cell>
          <table:table-cell table:style-name="TableCell1">
            <text:p text:style-name="P14"><text:span text:style-name="T2"/></text:p>
          </table:table-cell>
          <table:table-cell table:style-name="TableCell1">
            <text:p text:style-name="P1"><text:span text:style-name="T2">Заголовок над баннером:</text:span></text:p>
            <text:p text:style-name="P1"><text:span text:style-name="T2">font-family: Arial</text:span></text:p>
            <text:p text:style-name="P1"><text:span text:style-name="T2">font-size: 26px</text:span></text:p>
            <text:p text:style-name="P1"><text:span text:style-name="T2">color: #205685</text:span></text:p>
          </table:table-cell>
        </table:table-row>
        <table:table-row>
          <table:table-cell table:style-name="TableCell1">
            <text:p text:style-name="P1"><text:span text:style-name="T1">Главный баннер</text:span></text:p>
          </table:table-cell>
          <table:table-cell table:style-name="TableCell1">
            <text:p text:style-name="P1"><text:span text:style-name="T1">976х300.png</text:span></text:p>
          </table:table-cell>
          <table:table-cell table:style-name="TableCell1">
            <text:p text:style-name="P15"><text:span text:style-name="T7">http://prntscr.com/nTNMchDPv7ue</text:span></text:p>
          </table:table-cell>
        </table:table-row>
        <table:table-row>
          <table:table-cell table:style-name="TableCell1">
            <text:p text:style-name="P1"><text:span text:style-name="T1">Подзаголовок</text:span></text:p>
          </table:table-cell>
          <table:table-cell table:style-name="TableCell1">
            <text:p text:style-name="P9"><text:span text:style-name="T4">🌸</text:span><text:span text:style-name="T9"><text:s/></text:span><text:span text:style-name="T2">썸머</text:span><text:span text:style-name="T9"><text:s/></text:span><text:span text:style-name="T2">위닝</text:span><text:span text:style-name="T9"><text:s/></text:span><text:span text:style-name="T2">바이브</text:span><text:span text:style-name="T9"><text:s/></text:span><text:span text:style-name="T4">🌸</text:span></text:p>
          </table:table-cell>
          <table:table-cell table:style-name="TableCell1">
            <text:p text:style-name="P1"><text:span text:style-name="T2">Заголовок под баннером:</text:span></text:p>
            <text:p text:style-name="P1"><text:span text:style-name="T2">font-family: Arial;</text:span></text:p>
            <text:p text:style-name="P1"><text:span text:style-name="T2">font-size: 18px;</text:span></text:p>
            <text:p text:style-name="P1"><text:span text:style-name="T2">color: #205685</text:span></text:p>
            <text:p text:style-name="P1"><text:span text:style-name="T2"/></text:p>
          </table:table-cell>
        </table:table-row>
        <table:table-row>
          <table:table-cell table:style-name="TableCell1">
            <text:p text:style-name="P1"><text:span text:style-name="T1">Текст доп.блока</text:span></text:p>
          </table:table-cell>
          <table:table-cell table:style-name="TableCell1">
            <text:p text:style-name="P10"><text:span text:style-name="T10">총</text:span><text:span text:style-name="T1"><text:s/></text:span><text:span text:style-name="T2">€8</text:span><text:span text:style-name="T1">,000 </text:span><text:span text:style-name="T10">상금의</text:span><text:span text:style-name="T1"><text:s/></text:span><text:span text:style-name="T10">일부를</text:span><text:span text:style-name="T1"><text:s/></text:span><text:span text:style-name="T10">획득하세요</text:span><text:span text:style-name="T1">! </text:span></text:p>
            <text:p text:style-name="P10"><text:span text:style-name="T2"/></text:p>
            <text:p text:style-name="P10"><text:span text:style-name="T1">1</text:span><text:span text:style-name="T10">위</text:span><text:span text:style-name="T1"><text:s/>- </text:span><text:span text:style-name="T2">€3000 </text:span><text:span text:style-name="T1">2</text:span><text:span text:style-name="T10">위</text:span><text:span text:style-name="T1"><text:s/>- </text:span><text:span text:style-name="T2">€2000</text:span><text:span text:style-name="T1"><text:s/>3</text:span><text:span text:style-name="T10">위</text:span><text:span text:style-name="T1"><text:s/>- </text:span><text:span text:style-name="T2">€1000</text:span></text:p>
            <text:p text:style-name="P10"><text:span text:style-name="T2">Very Hot 40 Dice, Crystal Hot 40 Free Spins, Fruity Hot, Crystal Hot 80, King Of Thunder </text:span><text:span text:style-name="T10">등</text:span><text:span text:style-name="T2"><text:s/></text:span></text:p>
            <text:p text:style-name="P10"><text:span text:style-name="T2"/></text:p>
            <text:p text:style-name="P11"><text:span text:style-name="T2">다양한</text:span><text:span text:style-name="T8"><text:s/></text:span><text:span text:style-name="T2">게임을</text:span><text:span text:style-name="T8"><text:s/></text:span><text:span text:style-name="T2">즐기면서</text:span><text:span text:style-name="T8"><text:s/></text:span><text:span text:style-name="T2">상금을</text:span><text:span text:style-name="T8"><text:s/></text:span><text:span text:style-name="T2">획득하세요</text:span><text:span text:style-name="T8">!</text:span></text:p>
            <text:p text:style-name="P11"><text:span text:style-name="T8">*€1</text:span><text:span text:style-name="T2">마다</text:span><text:span text:style-name="T8"><text:s/>1 </text:span><text:span text:style-name="T2">포인트를</text:span><text:span text:style-name="T8"><text:s/></text:span><text:span text:style-name="T2">받으세요</text:span><text:span text:style-name="T8">!</text:span></text:p>
            <text:p text:style-name="P10"><text:span text:style-name="T2"/></text:p>
            <text:p text:style-name="P16"><text:span text:style-name="T2">참여</text:span><text:span text:style-name="T9"><text:s/></text:span><text:span text:style-name="T2">방법</text:span><text:span text:style-name="T9">:</text:span></text:p>
            <text:p text:style-name="P17"><text:span text:style-name="T2">- 1XBET</text:span><text:span text:style-name="T10">에</text:span><text:span text:style-name="T2"><text:s/></text:span><text:span text:style-name="T10">로그인</text:span><text:span text:style-name="T2"><text:s/></text:span><text:span text:style-name="T10">하기</text:span></text:p>
            <text:p text:style-name="P18"><text:span text:style-name="T8">- </text:span><text:span text:style-name="T2">입금전</text:span><text:span text:style-name="T8"><text:s/></text:span><text:span text:style-name="T2">개인</text:span><text:span text:style-name="T8"><text:s/></text:span><text:span text:style-name="T2">정보</text:span><text:span text:style-name="T8"><text:s/></text:span><text:span text:style-name="T2">필수칸</text:span><text:span text:style-name="T8"><text:s/></text:span><text:span text:style-name="T2">모두</text:span><text:span text:style-name="T8"><text:s/></text:span><text:span text:style-name="T2">입력하기</text:span></text:p>
            <text:p text:style-name="P18"><text:span text:style-name="T8">- </text:span><text:span text:style-name="T2">보너스</text:span><text:span text:style-name="T8"><text:s/></text:span><text:span text:style-name="T2">이벤트</text:span><text:span text:style-name="T8"><text:s/></text:span><text:span text:style-name="T2">참여에</text:span><text:span text:style-name="T8"><text:s/></text:span><text:span text:style-name="T2">동의하기</text:span><text:span text:style-name="T8"><text:s/></text:span></text:p>
            <text:p text:style-name="P18"><text:span text:style-name="T8">- </text:span><text:span text:style-name="T2">프로모션</text:span><text:span text:style-name="T8"><text:s/></text:span><text:span text:style-name="T2">페이지에</text:span><text:span text:style-name="T8"><text:s/>‘</text:span><text:span text:style-name="T2">참여하기</text:span><text:span text:style-name="T8">’ </text:span><text:span text:style-name="T2">누르기</text:span></text:p>
            <text:p text:style-name="P17"><text:span text:style-name="T2"/></text:p>
            <text:p text:style-name="P19"><text:span text:style-name="T1">1XBET</text:span><text:span text:style-name="T10">과</text:span><text:span text:style-name="T1"><text:s/></text:span><text:span text:style-name="T10">함께</text:span><text:span text:style-name="T1"><text:s/></text:span><text:span text:style-name="T10">즐거운</text:span><text:span text:style-name="T1"><text:s/></text:span><text:span text:style-name="T10">주말</text:span><text:span text:style-name="T1"><text:s/></text:span><text:span text:style-name="T10">되세요</text:span><text:span text:style-name="T1">! </text:span></text:p>
          </table:table-cell>
          <table:table-cell table:style-name="TableCell1"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Текст:</text:span></text:p>
            <text:p text:style-name="P1"><text:span text:style-name="T2">font-family: Arial</text:span></text:p>
            <text:p text:style-name="P1"><text:span text:style-name="T2">font-size: 16px;</text:span></text:p>
            <text:p text:style-name="P1"><text:span text:style-name="T2">color: #205685</text:span></text:p>
            <text:p text:style-name="P1"><text:span text:style-name="T2"/></text:p>
            <text:p text:style-name="P1"><text:span text:style-name="T2"/></text:p>
          </table:table-cell>
        </table:table-row>
        <table:table-row>
          <table:table-cell table:style-name="TableCell1">
            <text:p text:style-name="P1"><text:span text:style-name="T1">Призыв</text:span><text:span text:style-name="T2"><text:s/>к действию</text:span></text:p>
          </table:table-cell>
          <table:table-cell table:style-name="TableCell1">
            <text:p text:style-name="P12"><text:span text:style-name="T2">자세히</text:span><text:span text:style-name="T9"><text:s/></text:span><text:span text:style-name="T2">알아보기</text:span><text:span text:style-name="T9"><text:s/></text:span></text:p>
          </table:table-cell>
          <table:table-cell table:style-name="TableCell1">
            <text:p text:style-name="P1"><text:span text:style-name="T2">Кнопка:</text:span></text:p>
            <text:p text:style-name="P1"><text:span text:style-name="T2">background-color: #276aa5;</text:span></text:p>
            <text:p text:style-name="P1"><text:span text:style-name="T2">font-family: Arial</text:span></text:p>
            <text:p text:style-name="P1"><text:span text:style-name="T2">font-size: 16px;</text:span></text:p>
            <text:p text:style-name="P1"><text:span text:style-name="T2">color: #ffffff;</text:span></text:p>
            <text:p text:style-name="P1"><text:span text:style-name="T2"/></text:p>
          </table:table-cell>
        </table:table-row>
        <table:table-row>
          <table:table-cell table:style-name="TableCell1">
            <text:p text:style-name="P1"><text:span text:style-name="T1">URL </text:span><text:span text:style-name="T2">посадочной страницы</text:span></text:p>
          </table:table-cell>
          <table:table-cell table:style-name="TableCell1">
            <text:p text:style-name="P20"><text:span text:style-name="T2">https://refpa.top/L?tag=d_2575063m_2893c_nl2508&amp;site=2575063&amp;ad=2893&amp;r=bonus/rules/summer_winning_vibe</text:span><text:span text:style-name="T12"><text:s/></text:span></text:p>
          </table:table-cell>
          <table:table-cell table:style-name="TableCell1">
            <text:p text:style-name="P3"><text:span text:style-name="T2"/></text:p>
          </table:table-cell>
        </table:table-row>
        <table:table-row>
          <table:table-cell table:style-name="TableCell1">
            <text:p text:style-name="P1"><text:span text:style-name="T2">БЛОК<text:line-break/></text:span><text:span text:style-name="T1">ИГРЫ КАЗИНО</text:span></text:p>
          </table:table-cell>
          <table:table-cell table:style-name="TableCell1">
            <text:p text:style-name="P21"><text:span text:style-name="T1">Новые 1xGames (баннер и кнопка слева, текст справа</text:span><text:span text:style-name="T2">)</text:span></text:p>
            <text:p text:style-name="P21"><text:span text:style-name="T2"/></text:p>
            <text:p text:style-name="P21"><text:span text:style-name="T2">Блок можно использовать под анонс игры 1xgames или казино</text:span></text:p>
            <text:p text:style-name="P21"><text:span text:style-name="T2"/></text:p>
            <text:p text:style-name="P21"><text:span text:style-name="T2">название</text:span></text:p>
            <text:p text:style-name="P21"><text:span text:style-name="T2">описание</text:span></text:p>
            <text:p text:style-name="P21"><text:span text:style-name="T2">кнопка</text:span></text:p>
            <text:p text:style-name="P1"><text:span text:style-name="T2"/></text:p>
          </table:table-cell>
        </table:table-row>
        <table:table-row>
          <table:table-cell table:style-name="TableCell1">
            <text:p text:style-name="P22"><text:span text:style-name="T2">Заголовок</text:span></text:p>
          </table:table-cell>
          <table:table-cell table:style-name="TableCell1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2"><text:span text:style-name="T4">🌟</text:span><text:span text:style-name="T9"><text:s/></text:span><text:span text:style-name="T2">여름</text:span><text:span text:style-name="T9"><text:s/></text:span><text:span text:style-name="T2">마무리</text:span><text:span text:style-name="T9"><text:s/></text:span><text:span text:style-name="T2">파티</text:span><text:span text:style-name="T9"><text:s/></text:span><text:span text:style-name="T4">🌟</text:span></text:p>
          </table:table-cell>
          <table:table-cell table:style-name="TableCell1">
            <text:p text:style-name="P21"><text:span text:style-name="T2">Заголовок над баннером: </text:span></text:p>
            <text:p text:style-name="P21"><text:span text:style-name="T2">font-family: Arial </text:span></text:p>
            <text:p text:style-name="P21"><text:span text:style-name="T2">font-size: 26px </text:span></text:p>
            <text:p text:style-name="P21"><text:span text:style-name="T2">color: #205685</text:span></text:p>
            <text:p text:style-name="P3"><text:span text:style-name="T2"/></text:p>
            <text:p text:style-name="P21"><text:span text:style-name="T2">Название игры:</text:span></text:p>
            <text:p text:style-name="P21"><text:span text:style-name="T2">font-family: Arial</text:span></text:p>
            <text:p text:style-name="P21"><text:span text:style-name="T2">font-size: 18px; </text:span></text:p>
            <text:p text:style-name="P21"><text:span text:style-name="T2">color: #205685</text:span></text:p>
            <text:p text:style-name="P1"><text:span text:style-name="T2"/></text:p>
          </table:table-cell>
        </table:table-row>
        <table:table-row>
          <table:table-cell table:style-name="TableCell1">
            <text:p text:style-name="P1"><text:span text:style-name="T1">Главный баннер</text:span></text:p>
          </table:table-cell>
          <table:table-cell table:style-name="TableCell1">
            <text:p text:style-name="P21"><text:span text:style-name="T1">472х314.png</text:span></text:p>
            <text:p text:style-name="P1"><text:span text:style-name="T2"/></text:p>
          </table:table-cell>
          <table:table-cell table:style-name="TableCell1">
            <text:p text:style-name="P21"><text:a xlink:type="simple" xlink:href="http://prntscr.com/goP8frOVkO2R"><text:span text:style-name="T2">http://prntscr.com/goP8frOVkO2R</text:span></text:a></text:p>
          </table:table-cell>
        </table:table-row>
        <table:table-row>
          <table:table-cell table:style-name="TableCell1">
            <text:p text:style-name="P1"><text:span text:style-name="T1">Текст доп.блока</text:span></text:p>
          </table:table-cell>
          <table:table-cell table:style-name="TableCell1">
            <text:p text:style-name="P1"><text:span text:style-name="T2">€3,000 </text:span><text:span text:style-name="T10">상금의</text:span><text:span text:style-name="T2"><text:s/></text:span><text:span text:style-name="T10">일부를</text:span><text:span text:style-name="T2"><text:s/></text:span><text:span text:style-name="T10">획득하세요</text:span><text:span text:style-name="T2">! </text:span></text:p>
            <text:p text:style-name="P1"><text:span text:style-name="T1"/></text:p>
            <text:p text:style-name="P1"><text:span text:style-name="T2">€</text:span><text:span text:style-name="T1">750 </text:span><text:span text:style-name="T2">€</text:span><text:span text:style-name="T1">600 </text:span><text:span text:style-name="T2">€</text:span><text:span text:style-name="T1">500 </text:span><text:span text:style-name="T2">€</text:span><text:span text:style-name="T1">400 </text:span><text:span text:style-name="T10">등</text:span><text:span text:style-name="T1">!</text:span></text:p>
            <text:p text:style-name="P1"><text:span text:style-name="T2"/></text:p>
            <text:p text:style-name="P1"><text:span text:style-name="T2">Wild Phoenix Rises, Fairytale Coven, </text:span></text:p>
            <text:p text:style-name="P1"><text:span text:style-name="T2">Fruit Machine x25 </text:span><text:span text:style-name="T10">등</text:span><text:span text:style-name="T2"><text:s/></text:span><text:span text:style-name="T10">다양한</text:span><text:span text:style-name="T2"><text:s/></text:span><text:span text:style-name="T10">게임</text:span><text:span text:style-name="T2"><text:s/></text:span></text:p>
            <text:p text:style-name="P12"><text:span text:style-name="T2">즐기세요</text:span><text:span text:style-name="T8"><text:s/>!</text:span></text:p>
            <text:p text:style-name="P1"><text:span text:style-name="T1"/></text:p>
            <text:p text:style-name="P1"><text:span text:style-name="T2"/></text:p>
            <text:p text:style-name="P22"><text:span text:style-name="T1">1XBET</text:span><text:span text:style-name="T10">과</text:span><text:span text:style-name="T1"><text:s/></text:span><text:span text:style-name="T10">함께</text:span><text:span text:style-name="T1"><text:s/></text:span><text:span text:style-name="T10">게임</text:span><text:span text:style-name="T1"><text:s/></text:span><text:span text:style-name="T10">세계에</text:span></text:p>
            <text:p text:style-name="P23"><text:span text:style-name="T9"><text:s/></text:span><text:span text:style-name="T2">빠져들</text:span><text:span text:style-name="T9"><text:s/></text:span><text:span text:style-name="T2">시간입니다</text:span><text:span text:style-name="T9">! </text:span></text:p>
          </table:table-cell>
          <table:table-cell table:style-name="TableCell1">
            <text:p text:style-name="P21"><text:span text:style-name="T2">Текст:</text:span></text:p>
            <text:p text:style-name="P21"><text:span text:style-name="T2">font-family: Arial</text:span></text:p>
            <text:p text:style-name="P21"><text:span text:style-name="T2">font-size: 13px;</text:span></text:p>
            <text:p text:style-name="P21"><text:span text:style-name="T2">color: #205685</text:span></text:p>
            <text:p text:style-name="P1"><text:span text:style-name="T2"/></text:p>
          </table:table-cell>
        </table:table-row>
        <table:table-row>
          <table:table-cell table:style-name="TableCell1">
            <text:p text:style-name="P1"><text:span text:style-name="T1">Призыв</text:span><text:span text:style-name="T2"><text:s/>к действию</text:span></text:p>
          </table:table-cell>
          <table:table-cell table:style-name="TableCell1">
            <text:p text:style-name="P1"><text:span text:style-name="T2"/></text:p>
            <text:p text:style-name="P12"><text:span text:style-name="T9"><text:s/></text:span><text:span text:style-name="T2">플레이하기</text:span></text:p>
          </table:table-cell>
          <table:table-cell table:style-name="TableCell1">
            <text:p text:style-name="P21"><text:span text:style-name="T2">Кнопка:</text:span></text:p>
            <text:p text:style-name="P21"><text:span text:style-name="T2">background-color: #276aa5;</text:span></text:p>
            <text:p text:style-name="P21"><text:span text:style-name="T2">font-family: Arial</text:span></text:p>
            <text:p text:style-name="P21"><text:span text:style-name="T2">font-size: 16px; </text:span></text:p>
            <text:p text:style-name="P21"><text:span text:style-name="T2">color: #ffffff;</text:span></text:p>
            <text:p text:style-name="P1"><text:span text:style-name="T2"/></text:p>
          </table:table-cell>
        </table:table-row>
        <table:table-row>
          <table:table-cell table:style-name="TableCell1">
            <text:p text:style-name="P1"><text:span text:style-name="T1">URL</text:span><text:span text:style-name="T2"><text:s/>посадочной страницы</text:span></text:p>
          </table:table-cell>
          <table:table-cell table:style-name="TableCell1">
            <text:p text:style-name="P24"><text:span text:style-name="T2">https://refpa.top/L?tag=d_2575063m_2893c_nl2508&amp;site=2575063&amp;ad=2893&amp;r=bonus/rules/summer_closing_party</text:span><text:span text:style-name="T12"><text:s/></text:span></text:p>
          </table:table-cell>
          <table:table-cell table:style-name="TableCell1">
            <text:p text:style-name="P3"><text:span text:style-name="T2"/></text:p>
          </table:table-cell>
        </table:table-row>
      </table:table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1"/></text:p>
      <table:table table:name="Table3" table:style-name="Table1"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1"><text:span text:style-name="T1">Соцсети</text:span></text:p>
          </table:table-cell>
          <table:table-cell table:style-name="TableCell1">
            <text:p text:style-name="P25"><text:span text:style-name="T2">Telegram: <text:line-break/></text:span><text:a xlink:type="simple" xlink:href="https://telegram.me/korea1xbet"><text:span text:style-name="T2">https://telegram.me/korea1xbet</text:span></text:a></text:p>
            <text:p text:style-name="P25"><text:span text:style-name="T2"/></text:p>
            <text:p text:style-name="P25"><text:a xlink:type="simple" xlink:href="https://t.me/korea1xEvents"><text:span text:style-name="T2">https://t.me/korea1xEvents</text:span></text:a></text:p>
            <text:p text:style-name="P25"><text:span text:style-name="T2"/></text:p>
            <text:p text:style-name="P25"><text:span text:style-name="T2">Сайт:</text:span></text:p>
            <text:p text:style-name="P25"><text:a xlink:type="simple" xlink:href="https://www.scoreworld.net/"><text:span text:style-name="T2">https://www.scoreworld.net/</text:span></text:a></text:p>
            <text:p text:style-name="P25"><text:span text:style-name="T2"/></text:p>
            <text:p text:style-name="P25"><text:span text:style-name="T2"/></text:p>
            <text:p text:style-name="P26"><text:span text:style-name="T2">Customer Support:<text:line-break/></text:span><text:a xlink:type="simple" xlink:href="mailto:info-kr@1xbet-team.com"><text:span text:style-name="T2">info-kr@1xbet-team.com</text:span></text:a></text:p>
          </table:table-cell>
          <table:table-cell table:style-name="TableCell1">
            <text:p text:style-name="P1"><text:span text:style-name="T2"/></text:p>
          </table:table-cell>
        </table:table-row>
        <table:table-row>
          <table:table-cell table:style-name="TableCell1">
            <text:p text:style-name="P1"><text:span text:style-name="T2"/></text:p>
          </table:table-cell>
          <table:table-cell table:style-name="TableCell1">
            <text:p text:style-name="P25"><text:span text:style-name="T2"/></text:p>
          </table:table-cell>
          <table:table-cell table:style-name="TableCell1">
            <text:p text:style-name="P1"><text:span text:style-name="T2"/></text:p>
          </table:table-cell>
        </table:table-row>
      </table:table>
      <text:p text:style-name="P3"><text:span text:style-name="T2"/></text:p>
      <text:p text:style-name="P3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6</meta:generator>
  </office:meta>
</office:document-meta>
</file>